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Heading_20_2">
      <style:paragraph-properties fo:text-align="justify" style:justify-single-word="false" style:writing-mode="lr-tb"/>
      <style:text-properties fo:language="hu" fo:country="HU" officeooo:paragraph-rsid="00116da0"/>
    </style:style>
    <style:style style:name="P2" style:family="paragraph" style:parent-style-name="Heading_20_2">
      <style:paragraph-properties fo:text-align="justify" style:justify-single-word="false" style:writing-mode="lr-tb"/>
      <style:text-properties fo:color="#c9211e" loext:opacity="100%" fo:language="hu" fo:country="HU" officeooo:rsid="0015dac3" officeooo:paragraph-rsid="0015dac3"/>
    </style:style>
    <style:style style:name="P3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3050c"/>
    </style:style>
    <style:style style:name="P4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16da0" officeooo:paragraph-rsid="0014c8b8"/>
    </style:style>
    <style:style style:name="P5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4c8b8"/>
    </style:style>
    <style:style style:name="P6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4c8b8" officeooo:paragraph-rsid="0017a7ec"/>
    </style:style>
    <style:style style:name="P7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8cfeb" officeooo:paragraph-rsid="0018cfeb"/>
    </style:style>
    <style:style style:name="P8" style:family="paragraph" style:parent-style-name="Text_20_body">
      <style:paragraph-properties fo:line-height="115%" fo:text-align="justify" style:justify-single-word="false" style:writing-mode="lr-tb"/>
      <style:text-properties style:font-name="Liberation Serif" fo:language="hu" fo:country="HU" officeooo:rsid="001906ee" officeooo:paragraph-rsid="001906ee"/>
    </style:style>
    <style:style style:name="P9" style:family="paragraph" style:parent-style-name="Text_20_body">
      <style:text-properties officeooo:rsid="0019a79d" officeooo:paragraph-rsid="0019a79d"/>
    </style:style>
    <style:style style:name="P10" style:family="paragraph" style:parent-style-name="Heading_20_1" style:master-page-name="Standard">
      <style:paragraph-properties fo:text-align="start" style:justify-single-word="false" style:page-number="auto" style:writing-mode="lr-tb"/>
      <style:text-properties fo:language="hu" fo:country="HU" officeooo:paragraph-rsid="00116da0"/>
    </style:style>
    <style:style style:name="P11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c74f1"/>
    </style:style>
    <style:style style:name="P12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a0a11"/>
    </style:style>
    <style:style style:name="P13" style:family="paragraph" style:parent-style-name="Text_20_body" style:list-style-name="L1">
      <style:paragraph-properties fo:line-height="115%" fo:text-align="justify" style:justify-single-word="false" style:writing-mode="lr-tb"/>
      <style:text-properties officeooo:paragraph-rsid="0019eefd"/>
    </style:style>
    <style:style style:name="P14" style:family="paragraph" style:parent-style-name="Text_20_body" style:list-style-name="L1">
      <style:paragraph-properties fo:line-height="115%" fo:text-align="justify" style:justify-single-word="false" style:writing-mode="lr-tb"/>
      <style:text-properties officeooo:rsid="001b1350" officeooo:paragraph-rsid="001b1350"/>
    </style:style>
    <style:style style:name="T1" style:family="text">
      <style:text-properties style:font-name="Liberation Serif" fo:language="hu" fo:country="HU"/>
    </style:style>
    <style:style style:name="T2" style:family="text">
      <style:text-properties style:font-name="Liberation Serif" fo:language="hu" fo:country="HU" officeooo:rsid="0014c8b8"/>
    </style:style>
    <style:style style:name="T3" style:family="text">
      <style:text-properties style:font-name="Liberation Serif" fo:language="hu" fo:country="HU" officeooo:rsid="0019eefd"/>
    </style:style>
    <style:style style:name="T4" style:family="text">
      <style:text-properties style:font-name="Liberation Serif" fo:language="hu" fo:country="HU" officeooo:rsid="001a0a11"/>
    </style:style>
    <style:style style:name="T5" style:family="text">
      <style:text-properties officeooo:rsid="0014c8b8"/>
    </style:style>
    <style:style style:name="T6" style:family="text">
      <style:text-properties style:font-name="Liberation Sans" fo:font-size="18pt" fo:font-weight="bold" officeooo:rsid="0014c8b8" style:font-name-asian="PingFang SC" style:font-size-asian="18pt" style:font-weight-asian="bold" style:font-name-complex="Arial Unicode MS" style:font-size-complex="18pt" style:font-weight-complex="bold"/>
    </style:style>
    <style:style style:name="T7" style:family="text">
      <style:text-properties officeooo:rsid="0017a7ec"/>
    </style:style>
    <style:style style:name="T8" style:family="text">
      <style:text-properties officeooo:rsid="001906ee"/>
    </style:style>
    <style:style style:name="T9" style:family="text">
      <style:text-properties officeooo:rsid="0019a79d"/>
    </style:style>
    <style:style style:name="T10" style:family="text">
      <style:text-properties fo:color="#c9211e" loext:opacity="100%" style:font-name="Liberation Serif" fo:language="hu" fo:country="HU"/>
    </style:style>
    <style:style style:name="T11" style:family="text">
      <style:text-properties fo:color="#c9211e" loext:opacity="100%" style:font-name="Liberation Serif" fo:language="hu" fo:country="HU" officeooo:rsid="0014c8b8"/>
    </style:style>
    <style:style style:name="T12" style:family="text">
      <style:text-properties fo:color="#c9211e" loext:opacity="100%" style:font-name="Liberation Serif" fo:language="hu" fo:country="HU" officeooo:rsid="001a0a11"/>
    </style:style>
    <style:style style:name="T13" style:family="text">
      <style:text-properties fo:color="#c9211e" loext:opacity="100%" style:font-name="Liberation Serif" fo:language="hu" fo:country="HU" officeooo:rsid="001c74f1"/>
    </style:style>
    <style:style style:name="T14" style:family="text">
      <style:text-properties officeooo:rsid="001e94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"Nincsenek titkaim" – Privacy az interneten</text:p>
      <text:p text:style-name="P2">DRAFT</text:p>
      <text:p text:style-name="P1"><text:span text:style-name="T14">6</text:span>. rész: <text:span text:style-name="T6">Böngészés az interneten</text:span></text:p>
      <text:p text:style-name="P6"><text:span text:style-name="T7">A</text:span> csevegés mellett <text:span text:style-name="T7">az</text:span> internetes böngészés ez egyik leggyakoribb online tevékenység. <text:span text:style-name="T7">Sajnos ha simán elindítunk egy böngészőt, akkor „ernyő nélkül megyünk az esőbe”, a látogatott oldalak adatgyűjtés, követés és profilépítés alapjaira épülő modelljei ellen védtelenek leszünk. Szerencsére pár egyszerű trükkel egész radikálisan lecsökkenthetjük a rólunk „lehúzható” információk mennyiségét.</text:span></text:p>
      <text:p text:style-name="P7">Korábbi fejezetekben szó volt róla, hogy ha egy böngészőlapon megnyitunk egy weboldalt, esteleg bejelentkezünk egy szolgáltatásba, azzal nem csak azon a lapon, hanem az „egész” böngészőben be leszünk jelentkezve. A lapok – korlátozottan ugyan – de „átláthatnak” más lapokra. A tartalmukat nem tudják kiolvasni, tehát ne féljünk, hogy netbankos belépésünket megszerzik, ennél kevésbé durva, de igen kellemetlen információgyűjtésre képesek.</text:p>
      <text:p text:style-name="P8">A legtöbb oldal önként épít be külső szolgáltatók elemeit weboldalába. Ilyen például a Google Analytics láthatatlan komponensei, amik a látogatásszámot és felhasználói viselkedést mérik (honnan hova kattintott, mennyi időt töltött az oldalon, melyik másik oldalról kattintott át ide, stb). De ilyenek a Facebook „Like” gombai is például egy <text:span text:style-name="T9">híroldal </text:span>cikk<text:span text:style-name="T9">jeinek</text:span> <text:span text:style-name="T9">alján</text:span>. Az <text:span text:style-name="T9">hír</text:span>oldal üzemeltetője így nagyobb elérést nyerhet és ha akarja még Facebook komment szekciót is könnyen aplikálhat a cikk alá. <text:span text:style-name="T9">Cserébe viszont ha be vagyunk jelentkezve a Facebookba az – a like gombon keresztül – begyűjti személyes profilunkhoz, hogy milyen oldalt látogattunk meg. Akkor is, ha nem nyomtunk rá a gomra egyáltalán. Elég hogy betöltődött.</text:span></text:p>
      <text:p text:style-name="P5"/>
      <text:h text:style-name="Heading_20_3" text:outline-level="3">Böngésző <text:span text:style-name="T8">felvértezése</text:span></text:h>
      <text:p text:style-name="P9">Először is: milyen böngészőt használjunk? Jó szívvel jelenleg csak a Firefoxot tudjuk ajánlani, amely az utóbbi években hangsúlyosan ráfeküdt a privacy támogatására. Az alap verzió is ad bizonyos fokú követés elleni védelmet, de remek kiegészítők telepíthetőek alá, amik sokszorosára növehetik képességeit. Ezeket a kiegészítőket (<text:span text:style-name="T2">Firefox addons</text:span><text:span text:style-name="T1">) </text:span>ajánljuk telepíteni:</text:p>
      <text:list xml:id="list901347583" text:style-name="L1">
        <text:list-item>
          <text:p text:style-name="P11"><text:a xlink:type="simple" xlink:href="https://addons.mozilla.org/en-US/firefox/user/4757633/" text:style-name="Internet_20_link" text:visited-style-name="Visited_20_Internet_20_Link">Firefox Multi-Account Containers</text:a><text:span text:style-name="T2">: </text:span><text:span text:style-name="T12">Leírás! </text:span><text:span text:style-name="T13">Példák!</text:span></text:p>
        </text:list-item>
        <text:list-item>
          <text:p text:style-name="P12"><text:a xlink:type="simple" xlink:href="https://addons.mozilla.org/en-US/firefox/user/4757633/" text:style-name="Internet_20_link" text:visited-style-name="Visited_20_Internet_20_Link">Facebook Container</text:a><text:span text:style-name="T2">: </text:span><text:span text:style-name="T12">Leírás! </text:span><text:span text:style-name="T3">Felugró kérdésre engedélyezzük a „</text:span><text:span text:style-name="T2">Firefox Multi-Account Containers” </text:span><text:span text:style-name="T3">kiegészítőt, ami előfeltétele a Facebook Container telepítésének.</text:span></text:p>
          <text:list>
            <text:list-item>
              <text:p text:style-name="P12"><text:span text:style-name="T11">Beállítások, </text:span><text:span text:style-name="T12">példák!</text:span></text:p>
            </text:list-item>
          </text:list>
        </text:list-item>
        <text:list-item>
          <text:p text:style-name="P13"><text:a xlink:type="simple" xlink:href="https://addons.mozilla.org/en-US/firefox/user/4757633/" text:style-name="Internet_20_link" text:visited-style-name="Visited_20_Internet_20_Link">DuckDuckGo Privacy Essentials</text:a><text:span text:style-name="T2">: </text:span><text:span text:style-name="T3">a méltán elismert duckduckgo.com keresőoldal szakemberei által készített követés elleni kiegészítő</text:span></text:p>
        </text:list-item>
        <text:list-item>
          <text:p text:style-name="P13"><text:a xlink:type="simple" xlink:href="https://addons.mozilla.org/en-US/firefox/user/4757633/" text:style-name="Internet_20_link" text:visited-style-name="Visited_20_Internet_20_Link">uBlock Origin</text:a><text:span text:style-name="T2">: </text:span><text:span text:style-name="T3">reklámblokkoló</text:span></text:p>
        </text:list-item>
        <text:list-item>
          <text:p text:style-name="P13"><text:a xlink:type="simple" xlink:href="https://addons.mozilla.org/en-US/firefox/user/4757633/" text:style-name="Internet_20_link" text:visited-style-name="Visited_20_Internet_20_Link">Cookie Autodelete</text:a><text:span text:style-name="T2">: </text:span><text:span text:style-name="T4">a böngészés során a weboldalak által gépünkre letárolt sütiket törölhetjük velük az oldalak bezárása után automatikusan</text:span></text:p>
          <text:list>
            <text:list-item>
              <text:p text:style-name="P13"><text:soft-page-break/><text:span text:style-name="T11">Beállítások, </text:span><text:span text:style-name="T12">whitelist</text:span><text:span text:style-name="T2">!</text:span></text:p>
            </text:list-item>
          </text:list>
        </text:list-item>
        <text:list-item>
          <text:p text:style-name="P14"><text:a xlink:type="simple" xlink:href="https://addons.mozilla.org/en-US/firefox/user/4757633/" text:style-name="Internet_20_link" text:visited-style-name="Visited_20_Internet_20_Link"><text:span text:style-name="T2">P</text:span></text:a><text:a xlink:type="simple" xlink:href="https://addons.mozilla.org/en-US/firefox/user/4757633/" text:style-name="Internet_20_link" text:visited-style-name="Visited_20_Internet_20_Link">rivacy Badger</text:a><text:span text:style-name="T1">: </text:span><text:span text:style-name="T10">Leírás</text:span><text:span text:style-name="T1">.</text:span></text:p>
        </text:list-item>
      </text:list>
      <text:p text:style-name="P5"/>
      <text:h text:style-name="Heading_20_3" text:outline-level="3">Facebook adatgyűjtés szabályozása</text:h>
      <text:p text:style-name="P5">Facebook követés megnézése, kikapcsolása:</text:p>
      <text:p text:style-name="P5">https://www.facebook.com/off_facebook_activity/</text:p>
      <text:p text:style-name="P5">Az "Események leválasztása" opcióval lehet törölni az eddigieket, illetve jobb oldalt van egy olyan, hogy "A jövőbeni tevékenységek kezelése" itt ki is lehet kapcsolni ezt a fajta adatgyűjtést.</text:p>
      <text:p text:style-name="P5"/>
      <text:h text:style-name="Heading_20_3" text:outline-level="3">Google adatgyűjtés szabályozássa</text:h>
      <text:p text:style-name="P5">Gmail levél tartalmának elolvasása – kikapcs</text:p>
      <text:p text:style-name="P5">https://lifehacker.com/turn-off-gmails-smart-features-to-avoid-tracking-1845691806</text:p>
      <text:p text:style-name="P5"/>
      <text:p text:style-name="P4"/>
      <text:h text:style-name="Heading_20_3" text:outline-level="3">Keresők</text:h>
      <text:p text:style-name="P3">Eljött a pillanat: ha ezt mind fontosnak gondoljuk, akkor le kell mondanunk a kényelem egy részéről. Ez tényleg olyan elképzelhetetlen??</text:p>
      <text:p text:style-name="P3">https://www.ecosia.org</text:p>
      <text:p text:style-name="P3">https://brave.co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hu" fo:country="HU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default-outline-level="" style:class="text">
      <style:paragraph-properties fo:margin-top="0.1665in" fo:margin-bottom="0.0835in" style:contextual-spacing="false" fo:keep-with-next="always"/>
      <style:text-properties fo:font-size="24pt" fo:font-weight="bold" style:font-size-asian="24pt" style:font-weight-asian="bold" style:font-size-complex="24pt" style:font-weight-complex="bold"/>
    </style:style>
    <style:style style:name="Heading_20_2" style:display-name="Heading 2" style:family="paragraph" style:parent-style-name="Heading" style:default-outline-level="" style:class="text">
      <style:paragraph-properties fo:margin-top="0.139in" fo:margin-bottom="0.0835in" style:contextual-spacing="false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283in" fo:margin-right="0.609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5-11T18:29:11.115258570</meta:creation-date>
    <dc:date>2021-01-30T20:17:00.714241667</dc:date>
    <meta:editing-duration>PT50M26S</meta:editing-duration>
    <meta:editing-cycles>12</meta:editing-cycles>
    <meta:generator>LibreOffice/7.0.4.2$MacOSX_X86_64 LibreOffice_project/dcf040e67528d9187c66b2379df5ea4407429775</meta:generator>
    <meta:document-statistic meta:table-count="0" meta:image-count="0" meta:object-count="0" meta:page-count="2" meta:paragraph-count="27" meta:word-count="410" meta:character-count="3253" meta:non-whitespace-character-count="2872"/>
  </office:meta>
</office:document-meta>
</file>